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C312F3C0E03D97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88cm, 8.691cm, 1.9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696cm" svg:height="24.699cm" svg:x="0.591cm" svg:y="0.592cm">
          <draw:image xlink:href="Pictures/10000000000005E8000007E02C312F3C0E03D97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9-23T17:13:20.294042168</dc:date>
    <meta:editing-duration>PT3M43S</meta:editing-duration>
    <meta:editing-cycles>5</meta:editing-cycles>
    <meta:generator>LibreOffice/7.3.5.2$MacOSX_AARCH64 LibreOffice_project/184fe81b8c8c30d8b5082578aee2fed2ea847c01</meta:generator>
    <meta:document-statistic meta:object-count="1"/>
  </office:meta>
</office:document-meta>
</file>